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428d" officeooo:paragraph-rsid="000b428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428d" officeooo:paragraph-rsid="000b428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b428d" officeooo:paragraph-rsid="000b428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ncial Employment Specialist</text:p>
      <text:p text:style-name="P1"/>
      <text:p text:style-name="P1"/>
      <text:p text:style-name="P1"/>
      <text:p text:style-name="P2">Tax Prep Specialist</text:p>
      <text:p text:style-name="P3">Megan Davenport</text:p>
      <text:p text:style-name="P3">1-520-979-3159</text:p>
      <text:p text:style-name="P1"><text:a xlink:type="simple" xlink:href="mailto:megandavenport@gmail.com" text:style-name="Internet_20_link" text:visited-style-name="Visited_20_Internet_20_Link"><text:span text:style-name="T1">megandavenport@gmail.com</text:span></text:a></text:p>
      <text:p text:style-name="P1"/>
      <text:p text:style-name="P2"/>
      <text:p text:style-name="P2">Accounting</text:p>
      <text:p text:style-name="P3">Jon Wieshaupt</text:p>
      <text:p text:style-name="P3">1-520-979-6823</text:p>
      <text:p text:style-name="P1"><text:a xlink:type="simple" xlink:href="mailto:jonwieshaupt@gmail.com" text:style-name="Internet_20_link" text:visited-style-name="Visited_20_Internet_20_Link"><text:span text:style-name="T1">jonwieshaupt@gmail.com</text:span></text:a></text:p>
      <text:p text:style-name="P1"/>
      <text:p text:style-name="P1"/>
      <text:p text:style-name="P2">Banking Industry</text:p>
      <text:p text:style-name="P3">Tammy Meeks</text:p>
      <text:p text:style-name="P3">1-520-678-5522</text:p>
      <text:p text:style-name="P1"><text:a xlink:type="simple" xlink:href="mailto:tammymeeks@gmail.com" text:style-name="Internet_20_link" text:visited-style-name="Visited_20_Internet_20_Link"><text:span text:style-name="T1">tammymeeks@gmail.com</text:span></text:a></text:p>
      <text:p text:style-name="P1"/>
      <text:p text:style-name="P1"/>
      <text:p text:style-name="P2">Life Coach</text:p>
      <text:p text:style-name="P3">Liz Kading</text:p>
      <text:p text:style-name="P3">1-520-586-7412</text:p>
      <text:p text:style-name="P1"><text:a xlink:type="simple" xlink:href="mailto:lizkading@gmail.com" text:style-name="Internet_20_link" text:visited-style-name="Visited_20_Internet_20_Link"><text:span text:style-name="T1">lizkading@gmail.com</text:span>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8:44:00.377000000</meta:creation-date>
    <dc:date>2021-01-06T11:16:49.639000000</dc:date>
    <meta:editing-duration>PT7M6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7" meta:word-count="27" meta:character-count="276" meta:non-whitespace-character-count="266"/>
  </office:meta>
</office:document-meta>
</file>